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1.676cm"/>
    </style:style>
    <style:style style:name="co3" style:family="table-column">
      <style:table-column-properties fo:break-before="auto" style:column-width="1.647cm"/>
    </style:style>
    <style:style style:name="co4" style:family="table-column">
      <style:table-column-properties fo:break-before="auto" style:column-width="1.536cm"/>
    </style:style>
    <style:style style:name="co5" style:family="table-column">
      <style:table-column-properties fo:break-before="auto" style:column-width="1.48cm"/>
    </style:style>
    <style:style style:name="co6" style:family="table-column">
      <style:table-column-properties fo:break-before="auto" style:column-width="1.732cm"/>
    </style:style>
    <style:style style:name="co7" style:family="table-column">
      <style:table-column-properties fo:break-before="auto" style:column-width="1.565cm"/>
    </style:style>
    <style:style style:name="co8" style:family="table-column">
      <style:table-column-properties fo:break-before="auto" style:column-width="1.508cm"/>
    </style:style>
    <style:style style:name="co9" style:family="table-column">
      <style:table-column-properties fo:break-before="auto" style:column-width="1.704cm"/>
    </style:style>
    <style:style style:name="co10" style:family="table-column">
      <style:table-column-properties fo:break-before="auto" style:column-width="2.16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belle">
      <style:table-properties table:display="true" style:writing-mode="lr-tb"/>
    </style:style>
    <style:style style:name="ta2" style:family="table" style:master-page-name="PageStyle_5f_Diagramm1">
      <style:table-properties table:display="true" style:writing-mode="lr-tb"/>
    </style:style>
    <style:style style:name="ta3" style:family="table" style:master-page-name="PageStyle_5f_Diagramm2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diagonal-bl-tr="none" style:diagonal-tl-br="none" fo:border="0.74pt solid #000000" fo:padding="0.071cm" style:rotation-align="none"/>
    </style:style>
    <style:style style:name="ce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gr1" style:family="graphic" style:parent-style-name="Default">
      <style:graphic-properties draw:stroke="none" draw:fill="none" draw:textarea-horizontal-align="justify" draw:textarea-vertical-align="middle" fo:padding-top="0.056cm" fo:padding-bottom="0.056cm" fo:padding-left="0.056cm" fo:padding-right="0.056cm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number-columns-repeated="1013" table:default-cell-style-name="Default"/>
        <table:table-row table:style-name="ro1">
          <table:table-cell table:style-name="ce1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1000" calcext:value-type="float">
            <text:p>21000</text:p>
          </table:table-cell>
          <table:table-cell table:style-name="ce1" office:value-type="float" office:value="24000" calcext:value-type="float">
            <text:p>24000</text:p>
          </table:table-cell>
          <table:table-cell table:style-name="ce1" office:value-type="float" office:value="27000" calcext:value-type="float">
            <text:p>27000</text:p>
          </table:table-cell>
          <table:table-cell table:style-name="ce1" office:value-type="float" office:value="30000" calcext:value-type="float">
            <text:p>300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ubblesort</text:p>
          </table:table-cell>
          <table:table-cell table:style-name="ce4" office:value-type="float" office:value="18.352" calcext:value-type="float">
            <text:p>18,352</text:p>
          </table:table-cell>
          <table:table-cell table:style-name="ce4" office:value-type="float" office:value="76.72" calcext:value-type="float">
            <text:p>76,72</text:p>
          </table:table-cell>
          <table:table-cell table:style-name="ce4" office:value-type="float" office:value="182.765" calcext:value-type="float">
            <text:p>182,765</text:p>
          </table:table-cell>
          <table:table-cell table:style-name="ce4" office:value-type="float" office:value="333.997" calcext:value-type="float">
            <text:p>333,997</text:p>
          </table:table-cell>
          <table:table-cell table:style-name="ce4" office:value-type="float" office:value="534.012" calcext:value-type="float">
            <text:p>534,012</text:p>
          </table:table-cell>
          <table:table-cell table:style-name="ce4" office:value-type="float" office:value="782.13" calcext:value-type="float">
            <text:p>782,13</text:p>
          </table:table-cell>
          <table:table-cell table:style-name="ce4" office:value-type="float" office:value="1082.812" calcext:value-type="float">
            <text:p>1082,812</text:p>
          </table:table-cell>
          <table:table-cell table:style-name="ce4" office:value-type="float" office:value="1425.148" calcext:value-type="float">
            <text:p>1425,148</text:p>
          </table:table-cell>
          <table:table-cell table:style-name="ce4" office:value-type="float" office:value="1819.622" calcext:value-type="float">
            <text:p>1819,622</text:p>
          </table:table-cell>
          <table:table-cell table:style-name="ce4" office:value-type="float" office:value="2270.709" calcext:value-type="float">
            <text:p>2270,709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17.804" calcext:value-type="float">
            <text:p>17,804</text:p>
          </table:table-cell>
          <table:table-cell table:style-name="ce4" office:value-type="float" office:value="76.855" calcext:value-type="float">
            <text:p>76,855</text:p>
          </table:table-cell>
          <table:table-cell table:style-name="ce4" office:value-type="float" office:value="183.812" calcext:value-type="float">
            <text:p>183,812</text:p>
          </table:table-cell>
          <table:table-cell table:style-name="ce4" office:value-type="float" office:value="334.774" calcext:value-type="float">
            <text:p>334,774</text:p>
          </table:table-cell>
          <table:table-cell table:style-name="ce4" office:value-type="float" office:value="535.079" calcext:value-type="float">
            <text:p>535,079</text:p>
          </table:table-cell>
          <table:table-cell table:style-name="ce4" office:value-type="float" office:value="787.55" calcext:value-type="float">
            <text:p>787,55</text:p>
          </table:table-cell>
          <table:table-cell table:style-name="ce4" office:value-type="float" office:value="1081.884" calcext:value-type="float">
            <text:p>1081,884</text:p>
          </table:table-cell>
          <table:table-cell table:style-name="ce4" office:value-type="float" office:value="1427.885" calcext:value-type="float">
            <text:p>1427,885</text:p>
          </table:table-cell>
          <table:table-cell table:style-name="ce4" office:value-type="float" office:value="1815.002" calcext:value-type="float">
            <text:p>1815,002</text:p>
          </table:table-cell>
          <table:table-cell table:style-name="ce4" office:value-type="float" office:value="2257.92" calcext:value-type="float">
            <text:p>2257,92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17.589" calcext:value-type="float">
            <text:p>17,589</text:p>
          </table:table-cell>
          <table:table-cell table:style-name="ce4" office:value-type="float" office:value="76.573" calcext:value-type="float">
            <text:p>76,573</text:p>
          </table:table-cell>
          <table:table-cell table:style-name="ce4" office:value-type="float" office:value="183.228" calcext:value-type="float">
            <text:p>183,228</text:p>
          </table:table-cell>
          <table:table-cell table:style-name="ce4" office:value-type="float" office:value="333.447" calcext:value-type="float">
            <text:p>333,447</text:p>
          </table:table-cell>
          <table:table-cell table:style-name="ce4" office:value-type="float" office:value="535.459" calcext:value-type="float">
            <text:p>535,459</text:p>
          </table:table-cell>
          <table:table-cell table:style-name="ce4" office:value-type="float" office:value="782.827" calcext:value-type="float">
            <text:p>782,827</text:p>
          </table:table-cell>
          <table:table-cell table:style-name="ce4" office:value-type="float" office:value="1078.322" calcext:value-type="float">
            <text:p>1078,322</text:p>
          </table:table-cell>
          <table:table-cell table:style-name="ce4" office:value-type="float" office:value="1418.894" calcext:value-type="float">
            <text:p>1418,894</text:p>
          </table:table-cell>
          <table:table-cell table:style-name="ce4" office:value-type="float" office:value="1814.002" calcext:value-type="float">
            <text:p>1814,002</text:p>
          </table:table-cell>
          <table:table-cell table:style-name="ce4" office:value-type="float" office:value="2254.907" calcext:value-type="float">
            <text:p>2254,90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electionsort</text:p>
          </table:table-cell>
          <table:table-cell table:style-name="ce4" office:value-type="float" office:value="6.408" calcext:value-type="float">
            <text:p>6,408</text:p>
          </table:table-cell>
          <table:table-cell table:style-name="ce4" office:value-type="float" office:value="25.449" calcext:value-type="float">
            <text:p>25,449</text:p>
          </table:table-cell>
          <table:table-cell table:style-name="ce4" office:value-type="float" office:value="57.707" calcext:value-type="float">
            <text:p>57,707</text:p>
          </table:table-cell>
          <table:table-cell table:style-name="ce4" office:value-type="float" office:value="102.13" calcext:value-type="float">
            <text:p>102,13</text:p>
          </table:table-cell>
          <table:table-cell table:style-name="ce4" office:value-type="float" office:value="159.626" calcext:value-type="float">
            <text:p>159,626</text:p>
          </table:table-cell>
          <table:table-cell table:style-name="ce4" office:value-type="float" office:value="229.508" calcext:value-type="float">
            <text:p>229,508</text:p>
          </table:table-cell>
          <table:table-cell table:style-name="ce4" office:value-type="float" office:value="312.291" calcext:value-type="float">
            <text:p>312,291</text:p>
          </table:table-cell>
          <table:table-cell table:style-name="ce4" office:value-type="float" office:value="405.929" calcext:value-type="float">
            <text:p>405,929</text:p>
          </table:table-cell>
          <table:table-cell table:style-name="ce4" office:value-type="float" office:value="512.771" calcext:value-type="float">
            <text:p>512,771</text:p>
          </table:table-cell>
          <table:table-cell table:style-name="ce4" office:value-type="float" office:value="633.053" calcext:value-type="float">
            <text:p>633,053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6.408" calcext:value-type="float">
            <text:p>6,408</text:p>
          </table:table-cell>
          <table:table-cell table:style-name="ce4" office:value-type="float" office:value="25.61" calcext:value-type="float">
            <text:p>25,61</text:p>
          </table:table-cell>
          <table:table-cell table:style-name="ce4" office:value-type="float" office:value="57.501" calcext:value-type="float">
            <text:p>57,501</text:p>
          </table:table-cell>
          <table:table-cell table:style-name="ce4" office:value-type="float" office:value="101.794" calcext:value-type="float">
            <text:p>101,794</text:p>
          </table:table-cell>
          <table:table-cell table:style-name="ce4" office:value-type="float" office:value="159.108" calcext:value-type="float">
            <text:p>159,108</text:p>
          </table:table-cell>
          <table:table-cell table:style-name="ce4" office:value-type="float" office:value="228.751" calcext:value-type="float">
            <text:p>228,751</text:p>
          </table:table-cell>
          <table:table-cell table:style-name="ce4" office:value-type="float" office:value="311.607" calcext:value-type="float">
            <text:p>311,607</text:p>
          </table:table-cell>
          <table:table-cell table:style-name="ce4" office:value-type="float" office:value="405.898" calcext:value-type="float">
            <text:p>405,898</text:p>
          </table:table-cell>
          <table:table-cell table:style-name="ce4" office:value-type="float" office:value="513.542" calcext:value-type="float">
            <text:p>513,542</text:p>
          </table:table-cell>
          <table:table-cell table:style-name="ce4" office:value-type="float" office:value="634.471" calcext:value-type="float">
            <text:p>634,471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6.392" calcext:value-type="float">
            <text:p>6,392</text:p>
          </table:table-cell>
          <table:table-cell table:style-name="ce4" office:value-type="float" office:value="25.469" calcext:value-type="float">
            <text:p>25,469</text:p>
          </table:table-cell>
          <table:table-cell table:style-name="ce4" office:value-type="float" office:value="57.452" calcext:value-type="float">
            <text:p>57,452</text:p>
          </table:table-cell>
          <table:table-cell table:style-name="ce4" office:value-type="float" office:value="102.065" calcext:value-type="float">
            <text:p>102,065</text:p>
          </table:table-cell>
          <table:table-cell table:style-name="ce4" office:value-type="float" office:value="158.713" calcext:value-type="float">
            <text:p>158,713</text:p>
          </table:table-cell>
          <table:table-cell table:style-name="ce4" office:value-type="float" office:value="228.954" calcext:value-type="float">
            <text:p>228,954</text:p>
          </table:table-cell>
          <table:table-cell table:style-name="ce4" office:value-type="float" office:value="310.841" calcext:value-type="float">
            <text:p>310,841</text:p>
          </table:table-cell>
          <table:table-cell table:style-name="ce4" office:value-type="float" office:value="406.647" calcext:value-type="float">
            <text:p>406,647</text:p>
          </table:table-cell>
          <table:table-cell table:style-name="ce4" office:value-type="float" office:value="512.868" calcext:value-type="float">
            <text:p>512,868</text:p>
          </table:table-cell>
          <table:table-cell table:style-name="ce4" office:value-type="float" office:value="633.828" calcext:value-type="float">
            <text:p>633,8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nsertionsort</text:p>
          </table:table-cell>
          <table:table-cell table:style-name="ce4" office:value-type="float" office:value="4.898" calcext:value-type="float">
            <text:p>4,898</text:p>
          </table:table-cell>
          <table:table-cell table:style-name="ce4" office:value-type="float" office:value="19.207" calcext:value-type="float">
            <text:p>19,207</text:p>
          </table:table-cell>
          <table:table-cell table:style-name="ce4" office:value-type="float" office:value="43.36" calcext:value-type="float">
            <text:p>43,36</text:p>
          </table:table-cell>
          <table:table-cell table:style-name="ce4" office:value-type="float" office:value="77.594" calcext:value-type="float">
            <text:p>77,594</text:p>
          </table:table-cell>
          <table:table-cell table:style-name="ce4" office:value-type="float" office:value="120.237" calcext:value-type="float">
            <text:p>120,237</text:p>
          </table:table-cell>
          <table:table-cell table:style-name="ce4" office:value-type="float" office:value="174.162" calcext:value-type="float">
            <text:p>174,162</text:p>
          </table:table-cell>
          <table:table-cell table:style-name="ce4" office:value-type="float" office:value="236.774" calcext:value-type="float">
            <text:p>236,774</text:p>
          </table:table-cell>
          <table:table-cell table:style-name="ce4" office:value-type="float" office:value="308.627" calcext:value-type="float">
            <text:p>308,627</text:p>
          </table:table-cell>
          <table:table-cell table:style-name="ce4" office:value-type="float" office:value="393.056" calcext:value-type="float">
            <text:p>393,056</text:p>
          </table:table-cell>
          <table:table-cell table:style-name="ce4" office:value-type="float" office:value="486.139" calcext:value-type="float">
            <text:p>486,139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4.843" calcext:value-type="float">
            <text:p>4,843</text:p>
          </table:table-cell>
          <table:table-cell table:style-name="ce4" office:value-type="float" office:value="19.424" calcext:value-type="float">
            <text:p>19,424</text:p>
          </table:table-cell>
          <table:table-cell table:style-name="ce4" office:value-type="float" office:value="43.393" calcext:value-type="float">
            <text:p>43,393</text:p>
          </table:table-cell>
          <table:table-cell table:style-name="ce4" office:value-type="float" office:value="77.64" calcext:value-type="float">
            <text:p>77,64</text:p>
          </table:table-cell>
          <table:table-cell table:style-name="ce4" office:value-type="float" office:value="119.7" calcext:value-type="float">
            <text:p>119,7</text:p>
          </table:table-cell>
          <table:table-cell table:style-name="ce4" office:value-type="float" office:value="175.022" calcext:value-type="float">
            <text:p>175,022</text:p>
          </table:table-cell>
          <table:table-cell table:style-name="ce4" office:value-type="float" office:value="236.92" calcext:value-type="float">
            <text:p>236,92</text:p>
          </table:table-cell>
          <table:table-cell table:style-name="ce4" office:value-type="float" office:value="310.065" calcext:value-type="float">
            <text:p>310,065</text:p>
          </table:table-cell>
          <table:table-cell table:style-name="ce4" office:value-type="float" office:value="391.534" calcext:value-type="float">
            <text:p>391,534</text:p>
          </table:table-cell>
          <table:table-cell table:style-name="ce4" office:value-type="float" office:value="489.401" calcext:value-type="float">
            <text:p>489,401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4" office:value-type="float" office:value="4.901" calcext:value-type="float">
            <text:p>4,901</text:p>
          </table:table-cell>
          <table:table-cell table:style-name="ce4" office:value-type="float" office:value="19.294" calcext:value-type="float">
            <text:p>19,294</text:p>
          </table:table-cell>
          <table:table-cell table:style-name="ce4" office:value-type="float" office:value="43.395" calcext:value-type="float">
            <text:p>43,395</text:p>
          </table:table-cell>
          <table:table-cell table:style-name="ce4" office:value-type="float" office:value="77.854" calcext:value-type="float">
            <text:p>77,854</text:p>
          </table:table-cell>
          <table:table-cell table:style-name="ce4" office:value-type="float" office:value="121.944" calcext:value-type="float">
            <text:p>121,944</text:p>
          </table:table-cell>
          <table:table-cell table:style-name="ce4" office:value-type="float" office:value="173.801" calcext:value-type="float">
            <text:p>173,801</text:p>
          </table:table-cell>
          <table:table-cell table:style-name="ce4" office:value-type="float" office:value="236.027" calcext:value-type="float">
            <text:p>236,027</text:p>
          </table:table-cell>
          <table:table-cell table:style-name="ce4" office:value-type="float" office:value="308.949" calcext:value-type="float">
            <text:p>308,949</text:p>
          </table:table-cell>
          <table:table-cell table:style-name="ce4" office:value-type="float" office:value="389.803" calcext:value-type="float">
            <text:p>389,803</text:p>
          </table:table-cell>
          <table:table-cell table:style-name="ce4" office:value-type="float" office:value="483.826" calcext:value-type="float">
            <text:p>483,82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hellsort</text:p>
          </table:table-cell>
          <table:table-cell table:style-name="ce4" table:number-columns-repeated="10"/>
          <table:table-cell table:number-columns-repeated="1013"/>
        </table:table-row>
        <table:table-row table:style-name="ro1" table:number-rows-repeated="2">
          <table:table-cell table:style-name="ce1"/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1" office:value-type="string" calcext:value-type="string">
            <text:p>Quicksort</text:p>
          </table:table-cell>
          <table:table-cell table:style-name="ce4" table:number-columns-repeated="10"/>
          <table:table-cell table:number-columns-repeated="1013"/>
        </table:table-row>
        <table:table-row table:style-name="ro1" table:number-rows-repeated="2">
          <table:table-cell table:style-name="ce1"/>
          <table:table-cell table:style-name="ce4" table:number-columns-repeated="10"/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table:style-name="ce1"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12000" calcext:value-type="float">
            <text:p>120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18000" calcext:value-type="float">
            <text:p>18000</text:p>
          </table:table-cell>
          <table:table-cell table:style-name="ce1" office:value-type="float" office:value="21000" calcext:value-type="float">
            <text:p>21000</text:p>
          </table:table-cell>
          <table:table-cell table:style-name="ce1" office:value-type="float" office:value="24000" calcext:value-type="float">
            <text:p>24000</text:p>
          </table:table-cell>
          <table:table-cell table:style-name="ce1" office:value-type="float" office:value="27000" calcext:value-type="float">
            <text:p>27000</text:p>
          </table:table-cell>
          <table:table-cell table:style-name="ce1" office:value-type="float" office:value="30000" calcext:value-type="float">
            <text:p>30000</text:p>
          </table:table-cell>
          <table:table-cell table:number-columns-repeated="1013"/>
        </table:table-row>
        <table:table-row table:style-name="ro1">
          <table:table-cell table:style-name="ce1" table:formula="of:=[.A2]" office:value-type="string" office:string-value="Bubblesort" calcext:value-type="string">
            <text:p>Bubblesort</text:p>
          </table:table-cell>
          <table:table-cell table:style-name="ce4" table:formula="of:=IF(COUNT([.B2:.B4])&gt;0;AVERAGE([.B2:.B4]);0)" office:value-type="float" office:value="17.915" calcext:value-type="float">
            <text:p>17,915</text:p>
          </table:table-cell>
          <table:table-cell table:style-name="ce4" table:formula="of:=IF(COUNT([.C2:.C4])&gt;0;AVERAGE([.C2:.C4]);0)" office:value-type="float" office:value="76.716" calcext:value-type="float">
            <text:p>76,716</text:p>
          </table:table-cell>
          <table:table-cell table:style-name="ce4" table:formula="of:=IF(COUNT([.D2:.D4])&gt;0;AVERAGE([.D2:.D4]);0)" office:value-type="float" office:value="183.268333333333" calcext:value-type="float">
            <text:p>183,268333333333</text:p>
          </table:table-cell>
          <table:table-cell table:style-name="ce4" table:formula="of:=IF(COUNT([.E2:.E4])&gt;0;AVERAGE([.E2:.E4]);0)" office:value-type="float" office:value="334.072666666667" calcext:value-type="float">
            <text:p>334,072666666667</text:p>
          </table:table-cell>
          <table:table-cell table:style-name="ce4" table:formula="of:=IF(COUNT([.F2:.F4])&gt;0;AVERAGE([.F2:.F4]);0)" office:value-type="float" office:value="534.85" calcext:value-type="float">
            <text:p>534,85</text:p>
          </table:table-cell>
          <table:table-cell table:style-name="ce4" table:formula="of:=IF(COUNT([.G2:.G4])&gt;0;AVERAGE([.G2:.G4]);0)" office:value-type="float" office:value="784.169" calcext:value-type="float">
            <text:p>784,169</text:p>
          </table:table-cell>
          <table:table-cell table:style-name="ce4" table:formula="of:=IF(COUNT([.H2:.H4])&gt;0;AVERAGE([.H2:.H4]);0)" office:value-type="float" office:value="1081.006" calcext:value-type="float">
            <text:p>1081,006</text:p>
          </table:table-cell>
          <table:table-cell table:style-name="ce4" table:formula="of:=IF(COUNT([.I2:.I4])&gt;0;AVERAGE([.I2:.I4]);0)" office:value-type="float" office:value="1423.97566666667" calcext:value-type="float">
            <text:p>1423,97566666667</text:p>
          </table:table-cell>
          <table:table-cell table:style-name="ce4" table:formula="of:=IF(COUNT([.J2:.J4])&gt;0;AVERAGE([.J2:.J4]);0)" office:value-type="float" office:value="1816.20866666667" calcext:value-type="float">
            <text:p>1816,20866666667</text:p>
          </table:table-cell>
          <table:table-cell table:style-name="ce4" table:formula="of:=IF(COUNT([.K2:.K4])&gt;0;AVERAGE([.K2:.K4]);0)" office:value-type="float" office:value="2261.17866666667" calcext:value-type="float">
            <text:p>2261,17866666667</text:p>
          </table:table-cell>
          <table:table-cell table:number-columns-repeated="1013"/>
        </table:table-row>
        <table:table-row table:style-name="ro1">
          <table:table-cell table:style-name="ce1" table:formula="of:=[.A5]" office:value-type="string" office:string-value="Selectionsort" calcext:value-type="string">
            <text:p>Selectionsort</text:p>
          </table:table-cell>
          <table:table-cell table:style-name="ce4" table:formula="of:=IF(COUNT([.B5:.B7])&gt;0;AVERAGE([.B5:.B7]);0)" office:value-type="float" office:value="6.40266666666667" calcext:value-type="float">
            <text:p>6,40266666666667</text:p>
          </table:table-cell>
          <table:table-cell table:style-name="ce4" table:formula="of:=IF(COUNT([.C5:.C7])&gt;0;AVERAGE([.C5:.C7]);0)" office:value-type="float" office:value="25.5093333333333" calcext:value-type="float">
            <text:p>25,5093333333333</text:p>
          </table:table-cell>
          <table:table-cell table:style-name="ce4" table:formula="of:=IF(COUNT([.D5:.D7])&gt;0;AVERAGE([.D5:.D7]);0)" office:value-type="float" office:value="57.5533333333333" calcext:value-type="float">
            <text:p>57,5533333333333</text:p>
          </table:table-cell>
          <table:table-cell table:style-name="ce4" table:formula="of:=IF(COUNT([.E5:.E7])&gt;0;AVERAGE([.E5:.E7]);0)" office:value-type="float" office:value="101.996333333333" calcext:value-type="float">
            <text:p>101,996333333333</text:p>
          </table:table-cell>
          <table:table-cell table:style-name="ce4" table:formula="of:=IF(COUNT([.F5:.F7])&gt;0;AVERAGE([.F5:.F7]);0)" office:value-type="float" office:value="159.149" calcext:value-type="float">
            <text:p>159,149</text:p>
          </table:table-cell>
          <table:table-cell table:style-name="ce4" table:formula="of:=IF(COUNT([.G5:.G7])&gt;0;AVERAGE([.G5:.G7]);0)" office:value-type="float" office:value="229.071" calcext:value-type="float">
            <text:p>229,071</text:p>
          </table:table-cell>
          <table:table-cell table:style-name="ce4" table:formula="of:=IF(COUNT([.H5:.H7])&gt;0;AVERAGE([.H5:.H7]);0)" office:value-type="float" office:value="311.579666666667" calcext:value-type="float">
            <text:p>311,579666666667</text:p>
          </table:table-cell>
          <table:table-cell table:style-name="ce4" table:formula="of:=IF(COUNT([.I5:.I7])&gt;0;AVERAGE([.I5:.I7]);0)" office:value-type="float" office:value="406.158" calcext:value-type="float">
            <text:p>406,158</text:p>
          </table:table-cell>
          <table:table-cell table:style-name="ce4" table:formula="of:=IF(COUNT([.J5:.J7])&gt;0;AVERAGE([.J5:.J7]);0)" office:value-type="float" office:value="513.060333333333" calcext:value-type="float">
            <text:p>513,060333333333</text:p>
          </table:table-cell>
          <table:table-cell table:style-name="ce4" table:formula="of:=IF(COUNT([.K5:.K7])&gt;0;AVERAGE([.K5:.K7]);0)" office:value-type="float" office:value="633.784" calcext:value-type="float">
            <text:p>633,784</text:p>
          </table:table-cell>
          <table:table-cell table:number-columns-repeated="1013"/>
        </table:table-row>
        <table:table-row table:style-name="ro1">
          <table:table-cell table:style-name="ce1" table:formula="of:=[.A8]" office:value-type="string" office:string-value="Insertionsort" calcext:value-type="string">
            <text:p>Insertionsort</text:p>
          </table:table-cell>
          <table:table-cell table:style-name="ce4" table:formula="of:=IF(COUNT([.B8:.B10])&gt;0;AVERAGE([.B8:.B10]);0)" office:value-type="float" office:value="4.88066666666667" calcext:value-type="float">
            <text:p>4,88066666666667</text:p>
          </table:table-cell>
          <table:table-cell table:style-name="ce4" table:formula="of:=IF(COUNT([.C8:.C10])&gt;0;AVERAGE([.C8:.C10]);0)" office:value-type="float" office:value="19.3083333333333" calcext:value-type="float">
            <text:p>19,3083333333333</text:p>
          </table:table-cell>
          <table:table-cell table:style-name="ce4" table:formula="of:=IF(COUNT([.D8:.D10])&gt;0;AVERAGE([.D8:.D10]);0)" office:value-type="float" office:value="43.3826666666667" calcext:value-type="float">
            <text:p>43,3826666666667</text:p>
          </table:table-cell>
          <table:table-cell table:style-name="ce4" table:formula="of:=IF(COUNT([.E8:.E10])&gt;0;AVERAGE([.E8:.E10]);0)" office:value-type="float" office:value="77.696" calcext:value-type="float">
            <text:p>77,696</text:p>
          </table:table-cell>
          <table:table-cell table:style-name="ce4" table:formula="of:=IF(COUNT([.F8:.F10])&gt;0;AVERAGE([.F8:.F10]);0)" office:value-type="float" office:value="120.627" calcext:value-type="float">
            <text:p>120,627</text:p>
          </table:table-cell>
          <table:table-cell table:style-name="ce4" table:formula="of:=IF(COUNT([.G8:.G10])&gt;0;AVERAGE([.G8:.G10]);0)" office:value-type="float" office:value="174.328333333333" calcext:value-type="float">
            <text:p>174,328333333333</text:p>
          </table:table-cell>
          <table:table-cell table:style-name="ce4" table:formula="of:=IF(COUNT([.H8:.H10])&gt;0;AVERAGE([.H8:.H10]);0)" office:value-type="float" office:value="236.573666666667" calcext:value-type="float">
            <text:p>236,573666666667</text:p>
          </table:table-cell>
          <table:table-cell table:style-name="ce4" table:formula="of:=IF(COUNT([.I8:.I10])&gt;0;AVERAGE([.I8:.I10]);0)" office:value-type="float" office:value="309.213666666667" calcext:value-type="float">
            <text:p>309,213666666667</text:p>
          </table:table-cell>
          <table:table-cell table:style-name="ce4" table:formula="of:=IF(COUNT([.J8:.J10])&gt;0;AVERAGE([.J8:.J10]);0)" office:value-type="float" office:value="391.464333333333" calcext:value-type="float">
            <text:p>391,464333333333</text:p>
          </table:table-cell>
          <table:table-cell table:style-name="ce4" table:formula="of:=IF(COUNT([.K8:.K10])&gt;0;AVERAGE([.K8:.K10]);0)" office:value-type="float" office:value="486.455333333333" calcext:value-type="float">
            <text:p>486,455333333333</text:p>
          </table:table-cell>
          <table:table-cell table:number-columns-repeated="1013"/>
        </table:table-row>
        <table:table-row table:style-name="ro1">
          <table:table-cell table:style-name="ce1" table:formula="of:=[.A11]" office:value-type="string" office:string-value="Shellsort" calcext:value-type="string">
            <text:p>Shellsort</text:p>
          </table:table-cell>
          <table:table-cell table:style-name="ce4" table:formula="of:=IF(COUNT([.B11:.B13])&gt;0;AVERAGE([.B11:.B13]);0)" office:value-type="float" office:value="0" calcext:value-type="float">
            <text:p>0</text:p>
          </table:table-cell>
          <table:table-cell table:style-name="ce4" table:formula="of:=IF(COUNT([.C11:.C13])&gt;0;AVERAGE([.C11:.C13]);0)" office:value-type="float" office:value="0" calcext:value-type="float">
            <text:p>0</text:p>
          </table:table-cell>
          <table:table-cell table:style-name="ce4" table:formula="of:=IF(COUNT([.D11:.D13])&gt;0;AVERAGE([.D11:.D13]);0)" office:value-type="float" office:value="0" calcext:value-type="float">
            <text:p>0</text:p>
          </table:table-cell>
          <table:table-cell table:style-name="ce4" table:formula="of:=IF(COUNT([.E11:.E13])&gt;0;AVERAGE([.E11:.E13]);0)" office:value-type="float" office:value="0" calcext:value-type="float">
            <text:p>0</text:p>
          </table:table-cell>
          <table:table-cell table:style-name="ce4" table:formula="of:=IF(COUNT([.F11:.F13])&gt;0;AVERAGE([.F11:.F13]);0)" office:value-type="float" office:value="0" calcext:value-type="float">
            <text:p>0</text:p>
          </table:table-cell>
          <table:table-cell table:style-name="ce4" table:formula="of:=IF(COUNT([.G11:.G13])&gt;0;AVERAGE([.G11:.G13]);0)" office:value-type="float" office:value="0" calcext:value-type="float">
            <text:p>0</text:p>
          </table:table-cell>
          <table:table-cell table:style-name="ce4" table:formula="of:=IF(COUNT([.H11:.H13])&gt;0;AVERAGE([.H11:.H13]);0)" office:value-type="float" office:value="0" calcext:value-type="float">
            <text:p>0</text:p>
          </table:table-cell>
          <table:table-cell table:style-name="ce4" table:formula="of:=IF(COUNT([.I11:.I13])&gt;0;AVERAGE([.I11:.I13]);0)" office:value-type="float" office:value="0" calcext:value-type="float">
            <text:p>0</text:p>
          </table:table-cell>
          <table:table-cell table:style-name="ce4" table:formula="of:=IF(COUNT([.J11:.J13])&gt;0;AVERAGE([.J11:.J13]);0)" office:value-type="float" office:value="0" calcext:value-type="float">
            <text:p>0</text:p>
          </table:table-cell>
          <table:table-cell table:style-name="ce4" table:formula="of:=IF(COUNT([.K11:.K13])&gt;0;AVERAGE([.K11:.K13]);0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table:formula="of:=[.A14]" office:value-type="string" office:string-value="Quicksort" calcext:value-type="string">
            <text:p>Quicksort</text:p>
          </table:table-cell>
          <table:table-cell table:style-name="ce4" table:formula="of:=IF(COUNT([.B14:.B16])&gt;0;AVERAGE([.B14:.B16]);0)" office:value-type="float" office:value="0" calcext:value-type="float">
            <text:p>0</text:p>
          </table:table-cell>
          <table:table-cell table:style-name="ce4" table:formula="of:=IF(COUNT([.C14:.C16])&gt;0;AVERAGE([.C14:.C16]);0)" office:value-type="float" office:value="0" calcext:value-type="float">
            <text:p>0</text:p>
          </table:table-cell>
          <table:table-cell table:style-name="ce4" table:formula="of:=IF(COUNT([.D14:.D16])&gt;0;AVERAGE([.D14:.D16]);0)" office:value-type="float" office:value="0" calcext:value-type="float">
            <text:p>0</text:p>
          </table:table-cell>
          <table:table-cell table:style-name="ce4" table:formula="of:=IF(COUNT([.E14:.E16])&gt;0;AVERAGE([.E14:.E16]);0)" office:value-type="float" office:value="0" calcext:value-type="float">
            <text:p>0</text:p>
          </table:table-cell>
          <table:table-cell table:style-name="ce4" table:formula="of:=IF(COUNT([.F14:.F16])&gt;0;AVERAGE([.F14:.F16]);0)" office:value-type="float" office:value="0" calcext:value-type="float">
            <text:p>0</text:p>
          </table:table-cell>
          <table:table-cell table:style-name="ce4" table:formula="of:=IF(COUNT([.G14:.G16])&gt;0;AVERAGE([.G14:.G16]);0)" office:value-type="float" office:value="0" calcext:value-type="float">
            <text:p>0</text:p>
          </table:table-cell>
          <table:table-cell table:style-name="ce4" table:formula="of:=IF(COUNT([.H14:.H16])&gt;0;AVERAGE([.H14:.H16]);0)" office:value-type="float" office:value="0" calcext:value-type="float">
            <text:p>0</text:p>
          </table:table-cell>
          <table:table-cell table:style-name="ce4" table:formula="of:=IF(COUNT([.I14:.I16])&gt;0;AVERAGE([.I14:.I16]);0)" office:value-type="float" office:value="0" calcext:value-type="float">
            <text:p>0</text:p>
          </table:table-cell>
          <table:table-cell table:style-name="ce4" table:formula="of:=IF(COUNT([.J14:.J16])&gt;0;AVERAGE([.J14:.J16]);0)" office:value-type="float" office:value="0" calcext:value-type="float">
            <text:p>0</text:p>
          </table:table-cell>
          <table:table-cell table:style-name="ce4" table:formula="of:=IF(COUNT([.K14:.K16])&gt;0;AVERAGE([.K14:.K16]);0)" office:value-type="float" office:value="0" calcext:value-type="float">
            <text:p>0</text:p>
          </table:table-cell>
          <table:table-cell table:style-name="ce6"/>
          <table:table-cell table:style-name="ce2"/>
          <table:table-cell table:number-columns-repeated="1011"/>
        </table:table-row>
        <table:table-row table:style-name="ro1" table:number-rows-repeated="3">
          <table:table-cell table:style-name="ce2" table:number-columns-repeated="11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table:number-columns-repeated="10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5" table:number-columns-repeated="10"/>
          <table:table-cell table:number-columns-repeated="1013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agramm1" table:style-name="ta2">
        <table:shapes>
          <draw:frame draw:z-index="0" draw:name=" 0" draw:style-name="gr1" draw:text-style-name="P1" svg:width="22.701cm" svg:height="14.501cm" svg:x="1.001cm" svg:y="0.499cm">
            <draw:object draw:notify-on-update-of-ranges="Tabelle.B18:Tabelle.K18 Tabelle.A19:Tabelle.A19 Tabelle.B19:Tabelle.K19 Tabelle.B18:Tabelle.K18 Tabelle.A20:Tabelle.A20 Tabelle.B20:Tabelle.K20 Tabelle.B18:Tabelle.K18 Tabelle.A21:Tabelle.A21 Tabelle.B21:Tabelle.K21 Tabelle.B18:Tabelle.K18 Tabelle.A22:Tabelle.A22 Tabelle.B22:Tabelle.K22 Tabelle.B18:Tabelle.K18 Tabelle.A23:Tabelle.A23 Tabelle.B23:Tabelle.K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row table:style-name="ro1">
          <table:table-cell/>
        </table:table-row>
      </table:table>
      <table:table table:name="Diagramm2" table:style-name="ta3">
        <table:shapes>
          <draw:frame draw:z-index="0" draw:name=" 0" draw:style-name="gr1" draw:text-style-name="P1" svg:width="22.701cm" svg:height="14.501cm" svg:x="1.001cm" svg:y="0.499cm">
            <draw:object draw:notify-on-update-of-ranges="Tabelle.A22:Tabelle.A22 Tabelle.B22:Tabelle.K22 Tabelle.B18:Tabelle.K18 Tabelle.A23:Tabelle.A23 Tabelle.B23:Tabelle.K23 Tabelle.B18:Tabelle.K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2cm" fo:margin-right="2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.00.0000</text:date>, <text:time style:data-style-name="N2" text:time-value="10:44:55.91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" style:display-name="PageStyle_Tabel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gramm1" style:display-name="PageStyle_Diagramm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gramm2" style:display-name="PageStyle_Diagramm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aehnisch</meta:initial-creator>
    <meta:creation-date>2008-12-10T13:32:34</meta:creation-date>
    <dc:date>2024-12-04T11:00:12.291000000</dc:date>
    <meta:editing-cycles>3</meta:editing-cycles>
    <meta:editing-duration>PT16M57S</meta:editing-duration>
    <meta:generator>LibreOffice/7.6.6.3$Windows_X86_64 LibreOffice_project/d97b2716a9a4a2ce1391dee1765565ea469b0ae7</meta:generator>
    <meta:document-statistic meta:table-count="3" meta:cell-count="170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size-complex="9.19999980926514pt"/>
    </style:style>
    <style:style style:name="ch4" style:family="chart">
      <style:chart-properties chart:interpolation="cubic-spline" chart:symbol-type="automatic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176cm" chart:symbol-height="0.176cm" chart:link-data-style-to-source="true"/>
      <style:graphic-properties svg:stroke-width="0.035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176cm" chart:symbol-height="0.176cm" chart:link-data-style-to-source="true"/>
      <style:graphic-properties svg:stroke-width="0.035cm" svg:stroke-color="#339966" draw:fill-color="#33996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sterisk" chart:symbol-width="0.176cm" chart:symbol-height="0.176cm" chart:link-data-style-to-source="true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1" style:family="chart">
      <style:graphic-properties draw:stroke="solid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702cm" svg:height="14.502cm" xlink:href=".." xlink:type="simple" chart:class="chart:scatter" chart:style-name="ch1">
        <chart:title svg:x="10.136cm" svg:y="0.406cm" chart:style-name="ch2">
          <text:p>Sortierzeiten</text:p>
        </chart:title>
        <chart:legend chart:legend-position="end" svg:x="19.639cm" svg:y="6.375cm" style:legend-expansion="custom" svg:width="3.033cm" svg:height="2.751cm" style:legend-expansion-aspect-ratio="1.10250817884406" chart:style-name="ch3"/>
        <chart:plot-area chart:style-name="ch4" table:cell-range-address="Tabelle.B18:Tabelle.K23 Tabelle.A19:Tabelle.A23" chart:data-source-has-labels="column" svg:x="0.103cm" svg:y="1.641cm" svg:width="19.593cm" svg:height="12.622cm">
          <chart:coordinate-region svg:x="1.095cm" svg:y="1.84cm" svg:width="18.136cm" svg:height="11.776cm"/>
          <chart:axis chart:dimension="x" chart:name="primary-x" chart:style-name="ch5"/>
          <chart:axis chart:dimension="y" chart:name="primary-y" chart:style-name="ch5">
            <chart:grid chart:class="major"/>
          </chart:axis>
          <chart:series chart:style-name="ch6" chart:values-cell-range-address="Tabelle.B19:Tabelle.K19" chart:label-cell-address="Tabelle.A19:Tabelle.A19" chart:class="chart:scatter">
            <chart:domain table:cell-range-address="Tabelle.B18:Tabelle.K18"/>
            <chart:data-point chart:repeated="10"/>
          </chart:series>
          <chart:series chart:style-name="ch7" chart:values-cell-range-address="Tabelle.B20:Tabelle.K20" chart:label-cell-address="Tabelle.A20:Tabelle.A20" chart:class="chart:scatter">
            <chart:data-point chart:repeated="10"/>
          </chart:series>
          <chart:series chart:style-name="ch8" chart:values-cell-range-address="Tabelle.B21:Tabelle.K21" chart:label-cell-address="Tabelle.A21:Tabelle.A21" chart:class="chart:scatter">
            <chart:data-point chart:repeated="10"/>
          </chart:series>
          <chart:series chart:style-name="ch9" chart:values-cell-range-address="Tabelle.B22:Tabelle.K22" chart:label-cell-address="Tabelle.A22:Tabelle.A22" chart:class="chart:scatter">
            <chart:data-point chart:repeated="10"/>
          </chart:series>
          <chart:series chart:style-name="ch10" chart:values-cell-range-address="Tabelle.B23:Tabelle.K23" chart:label-cell-address="Tabelle.A23:Tabelle.A23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Zeile 18</text:p>
                <draw:g>
                  <svg:desc/>
                </draw:g>
              </table:table-cell>
              <table:table-cell office:value-type="float" office:value="3000">
                <text:p>3000</text:p>
                <draw:g>
                  <svg:desc>Tabelle.B18:Tabelle.K18</svg:desc>
                </draw:g>
              </table:table-cell>
              <table:table-cell office:value-type="float" office:value="6000">
                <text:p>6000</text:p>
              </table:table-cell>
              <table:table-cell office:value-type="float" office:value="9000">
                <text:p>9000</text:p>
              </table:table-cell>
              <table:table-cell office:value-type="float" office:value="12000">
                <text:p>12000</text:p>
              </table:table-cell>
              <table:table-cell office:value-type="float" office:value="15000">
                <text:p>15000</text:p>
              </table:table-cell>
              <table:table-cell office:value-type="float" office:value="18000">
                <text:p>18000</text:p>
              </table:table-cell>
              <table:table-cell office:value-type="float" office:value="21000">
                <text:p>21000</text:p>
              </table:table-cell>
              <table:table-cell office:value-type="float" office:value="24000">
                <text:p>24000</text:p>
              </table:table-cell>
              <table:table-cell office:value-type="float" office:value="27000">
                <text:p>2700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Bubblesort</text:p>
                <draw:g>
                  <svg:desc>Tabelle.A19:Tabelle.A19</svg:desc>
                </draw:g>
              </table:table-cell>
              <table:table-cell office:value-type="float" office:value="17.915">
                <text:p>17.915</text:p>
                <draw:g>
                  <svg:desc>Tabelle.B19:Tabelle.K19</svg:desc>
                </draw:g>
              </table:table-cell>
              <table:table-cell office:value-type="float" office:value="76.716">
                <text:p>76.716</text:p>
              </table:table-cell>
              <table:table-cell office:value-type="float" office:value="183.268333333333">
                <text:p>183.268333333333</text:p>
              </table:table-cell>
              <table:table-cell office:value-type="float" office:value="334.072666666667">
                <text:p>334.072666666667</text:p>
              </table:table-cell>
              <table:table-cell office:value-type="float" office:value="534.85">
                <text:p>534.85</text:p>
              </table:table-cell>
              <table:table-cell office:value-type="float" office:value="784.169">
                <text:p>784.169</text:p>
              </table:table-cell>
              <table:table-cell office:value-type="float" office:value="1081.006">
                <text:p>1081.006</text:p>
              </table:table-cell>
              <table:table-cell office:value-type="float" office:value="1423.97566666667">
                <text:p>1423.97566666667</text:p>
              </table:table-cell>
              <table:table-cell office:value-type="float" office:value="1816.20866666667">
                <text:p>1816.20866666667</text:p>
              </table:table-cell>
              <table:table-cell office:value-type="float" office:value="2261.17866666667">
                <text:p>2261.17866666667</text:p>
              </table:table-cell>
            </table:table-row>
            <table:table-row>
              <table:table-cell office:value-type="string">
                <text:p>Selectionsort</text:p>
                <draw:g>
                  <svg:desc>Tabelle.A20:Tabelle.A20</svg:desc>
                </draw:g>
              </table:table-cell>
              <table:table-cell office:value-type="float" office:value="6.40266666666667">
                <text:p>6.40266666666667</text:p>
                <draw:g>
                  <svg:desc>Tabelle.B20:Tabelle.K20</svg:desc>
                </draw:g>
              </table:table-cell>
              <table:table-cell office:value-type="float" office:value="25.5093333333333">
                <text:p>25.5093333333333</text:p>
              </table:table-cell>
              <table:table-cell office:value-type="float" office:value="57.5533333333333">
                <text:p>57.5533333333333</text:p>
              </table:table-cell>
              <table:table-cell office:value-type="float" office:value="101.996333333333">
                <text:p>101.996333333333</text:p>
              </table:table-cell>
              <table:table-cell office:value-type="float" office:value="159.149">
                <text:p>159.149</text:p>
              </table:table-cell>
              <table:table-cell office:value-type="float" office:value="229.071">
                <text:p>229.071</text:p>
              </table:table-cell>
              <table:table-cell office:value-type="float" office:value="311.579666666667">
                <text:p>311.579666666667</text:p>
              </table:table-cell>
              <table:table-cell office:value-type="float" office:value="406.158">
                <text:p>406.158</text:p>
              </table:table-cell>
              <table:table-cell office:value-type="float" office:value="513.060333333333">
                <text:p>513.060333333333</text:p>
              </table:table-cell>
              <table:table-cell office:value-type="float" office:value="633.784">
                <text:p>633.784</text:p>
              </table:table-cell>
            </table:table-row>
            <table:table-row>
              <table:table-cell office:value-type="string">
                <text:p>Insertionsort</text:p>
                <draw:g>
                  <svg:desc>Tabelle.A21:Tabelle.A21</svg:desc>
                </draw:g>
              </table:table-cell>
              <table:table-cell office:value-type="float" office:value="4.88066666666667">
                <text:p>4.88066666666667</text:p>
                <draw:g>
                  <svg:desc>Tabelle.B21:Tabelle.K21</svg:desc>
                </draw:g>
              </table:table-cell>
              <table:table-cell office:value-type="float" office:value="19.3083333333333">
                <text:p>19.3083333333333</text:p>
              </table:table-cell>
              <table:table-cell office:value-type="float" office:value="43.3826666666667">
                <text:p>43.3826666666667</text:p>
              </table:table-cell>
              <table:table-cell office:value-type="float" office:value="77.696">
                <text:p>77.696</text:p>
              </table:table-cell>
              <table:table-cell office:value-type="float" office:value="120.627">
                <text:p>120.627</text:p>
              </table:table-cell>
              <table:table-cell office:value-type="float" office:value="174.328333333333">
                <text:p>174.328333333333</text:p>
              </table:table-cell>
              <table:table-cell office:value-type="float" office:value="236.573666666667">
                <text:p>236.573666666667</text:p>
              </table:table-cell>
              <table:table-cell office:value-type="float" office:value="309.213666666667">
                <text:p>309.213666666667</text:p>
              </table:table-cell>
              <table:table-cell office:value-type="float" office:value="391.464333333333">
                <text:p>391.464333333333</text:p>
              </table:table-cell>
              <table:table-cell office:value-type="float" office:value="486.455333333333">
                <text:p>486.455333333333</text:p>
              </table:table-cell>
            </table:table-row>
            <table:table-row>
              <table:table-cell office:value-type="string">
                <text:p>Shellsort</text:p>
                <draw:g>
                  <svg:desc>Tabelle.A22:Tabelle.A22</svg:desc>
                </draw:g>
              </table:table-cell>
              <table:table-cell office:value-type="float" office:value="0">
                <text:p>0</text:p>
                <draw:g>
                  <svg:desc>Tabelle.B22:Tabelle.K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uicksort</text:p>
                <draw:g>
                  <svg:desc>Tabelle.A23:Tabelle.A23</svg:desc>
                </draw:g>
              </table:table-cell>
              <table:table-cell office:value-type="float" office:value="0">
                <text:p>0</text:p>
                <draw:g>
                  <svg:desc>Tabelle.B23:Tabelle.K2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6.3$Windows_X86_64 LibreOffice_project/d97b2716a9a4a2ce1391dee1765565ea469b0ae7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interpolation="cubic-spline" chart:symbol-type="automatic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minimum="0" chart:maximum="32000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7" style:family="chart" style:data-style-name="N0">
      <style:chart-properties chart:symbol-type="named-symbol" chart:symbol-name="x" chart:symbol-width="0.176cm" chart:symbol-height="0.176cm" chart:link-data-style-to-source="true"/>
      <style:graphic-properties svg:stroke-width="0.035cm" svg:stroke-color="#339966" draw:fill-color="#33996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sterisk" chart:symbol-width="0.176cm" chart:symbol-height="0.176cm" chart:link-data-style-to-source="true"/>
      <style:graphic-properties svg:stroke-width="0.035cm" svg:stroke-color="#800080" draw:fill-color="#800080"/>
      <style:text-properties fo:font-size="10pt" style:font-size-asian="10pt" style:font-size-complex="10pt"/>
    </style:style>
    <style:style style:name="ch9" style:family="chart">
      <style:graphic-properties draw:stroke="solid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2.702cm" svg:height="14.502cm" xlink:href=".." xlink:type="simple" chart:class="chart:scatter" chart:style-name="ch1">
        <chart:title svg:x="10.135cm" svg:y="0.406cm" chart:style-name="ch2">
          <text:p>Sortierzeiten</text:p>
        </chart:title>
        <chart:legend svg:x="20.168cm" svg:y="7.119cm" style:legend-expansion="custom" chartooo:width="2.504cm" chartooo:height="1.093cm" style:legend-expansion-aspect-ratio="2.29094236047575" chart:style-name="ch3"/>
        <chart:plot-area chart:style-name="ch4" table:cell-range-address="Tabelle.B18:Tabelle.K18 Tabelle.A22:Tabelle.K23" chart:data-source-has-labels="column" svg:x="0.368cm" svg:y="1.641cm" svg:width="19.765cm" svg:height="12.622cm">
          <chartooo:coordinate-region svg:x="1.095cm" svg:y="1.84cm" svg:width="19.038cm" svg:height="11.776cm"/>
          <chart:axis chart:dimension="x" chart:name="primary-x" chart:style-name="ch5"/>
          <chart:axis chart:dimension="y" chart:name="primary-y" chart:style-name="ch6">
            <chart:grid chart:class="major"/>
          </chart:axis>
          <chart:series chart:style-name="ch7" chart:values-cell-range-address="Tabelle.B22:Tabelle.K22" chart:label-cell-address="Tabelle.A22:Tabelle.A22" chart:class="chart:scatter">
            <chart:domain table:cell-range-address="Tabelle.B18:Tabelle.K18"/>
            <chart:data-point chart:repeated="10"/>
          </chart:series>
          <chart:series chart:style-name="ch8" chart:values-cell-range-address="Tabelle.B23:Tabelle.K23" chart:label-cell-address="Tabelle.A23:Tabelle.A23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Zeile 18</text:p>
                <draw:g>
                  <svg:desc/>
                </draw:g>
              </table:table-cell>
              <table:table-cell office:value-type="float" office:value="3000">
                <text:p>3000</text:p>
                <draw:g>
                  <svg:desc>Tabelle.B18:Tabelle.K18</svg:desc>
                </draw:g>
              </table:table-cell>
              <table:table-cell office:value-type="float" office:value="6000">
                <text:p>6000</text:p>
              </table:table-cell>
              <table:table-cell office:value-type="float" office:value="9000">
                <text:p>9000</text:p>
              </table:table-cell>
              <table:table-cell office:value-type="float" office:value="12000">
                <text:p>12000</text:p>
              </table:table-cell>
              <table:table-cell office:value-type="float" office:value="15000">
                <text:p>15000</text:p>
              </table:table-cell>
              <table:table-cell office:value-type="float" office:value="18000">
                <text:p>18000</text:p>
              </table:table-cell>
              <table:table-cell office:value-type="float" office:value="21000">
                <text:p>21000</text:p>
              </table:table-cell>
              <table:table-cell office:value-type="float" office:value="24000">
                <text:p>24000</text:p>
              </table:table-cell>
              <table:table-cell office:value-type="float" office:value="27000">
                <text:p>27000</text:p>
              </table:table-cell>
              <table:table-cell office:value-type="float" office:value="30000">
                <text:p>30000</text:p>
              </table:table-cell>
            </table:table-row>
            <table:table-row>
              <table:table-cell office:value-type="string">
                <text:p>Shellsort</text:p>
                <draw:g>
                  <svg:desc>Tabelle.A22:Tabelle.A22</svg:desc>
                </draw:g>
              </table:table-cell>
              <table:table-cell office:value-type="float" office:value="0">
                <text:p>0</text:p>
                <draw:g>
                  <svg:desc>Tabelle.B22:Tabelle.K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uicksort</text:p>
                <draw:g>
                  <svg:desc>Tabelle.A23:Tabelle.A23</svg:desc>
                </draw:g>
              </table:table-cell>
              <table:table-cell office:value-type="float" office:value="0">
                <text:p>0</text:p>
                <draw:g>
                  <svg:desc>Tabelle.B23:Tabelle.K2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Windows_X86_64 LibreOffice_project/2b840030fec2aae0fd2658d8d4f9548af4e3518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